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F00000070340C57F86F0C788F.png" manifest:media-type="image/png"/>
  <manifest:file-entry manifest:full-path="Pictures/1000020100000459000000783187F26A64C3020A.png" manifest:media-type="image/png"/>
  <manifest:file-entry manifest:full-path="Pictures/TablePreview1.svm" manifest:media-type=""/>
  <manifest:file-entry manifest:full-path="Pictures/10000201000004540000007AA6CDE2FFF8ABF5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2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>
      <style:graphic-properties fo:min-height="12.75cm"/>
    </style:style>
    <style:style style:name="co1" style:family="table-column">
      <style:table-column-properties style:column-width="6.893cm" style:use-optimal-column-width="false"/>
    </style:style>
    <style:style style:name="co2" style:family="table-column">
      <style:table-column-properties style:column-width="4.041cm" style:use-optimal-column-width="false"/>
    </style:style>
    <style:style style:name="co3" style:family="table-column">
      <style:table-column-properties style:column-width="15.182cm" style:use-optimal-column-width="false"/>
    </style:style>
    <style:style style:name="ro1" style:family="table-row">
      <style:table-row-properties style:row-height="-0.648cm"/>
    </style:style>
    <style:style style:name="ro2" style:family="table-row">
      <style:table-row-properties style:row-height="2.55cm"/>
    </style:style>
    <style:style style:name="ro3" style:family="table-row">
      <style:table-row-properties style:row-height="1.738cm"/>
    </style:style>
    <style:style style:name="ro4" style:family="table-row">
      <style:table-row-properties style:row-height="0.6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1" text:start-value="2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ongo DB<text:tab/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ucture and Featu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each entry has unique Id which is act as the primay ke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 MongoDB on Ubuntu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 the public key used by the package manage systems</text:p>
                <text:p><text:span text:style-name="T1">sudo apt-key adv --keyserver hkp://keyserver.ubuntu.com:80 --recv 9DA31620334BD75D9DCB49F368818C72E52529D4</text:span></text:p>
              </text:list-item>
              <text:list-item>
                <text:p><text:s/>Create a list file for MongoDB</text:p>
                <text:p><text:span text:style-name="T1">echo "deb [ arch=amd64 ] https://repo.mongodb.org/apt/ubuntu bionic/mongodb-org/4.0 multiverse" | sudo tee /etc/apt/sources.list.d/mongodb-org-4.0.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 ( Cont. )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Reload local package database</text:p>
                <text:p><text:span text:style-name="T1">sudo apt-get update</text:span></text:p>
              </text:list-item>
              <text:list-item>
                <text:p>Install the MongoDB packages</text:p>
                <text:p><text:span text:style-name="T1">sudo apt-get install -y mongodb-org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eating Database</text:p>
          </draw:text-box>
        </draw:frame>
        <draw:frame presentation:style-name="pr10" draw:layer="layout" svg:width="25.5cm" svg:height="13cm" svg:x="0.254cm" svg:y="4.318cm" presentation:class="outline" presentation:user-transformed="true">
          <draw:text-box>
            <text:list text:style-name="L5">
              <text:list-header>
                <text:p><text:span text:style-name="T1">use &lt;database name&gt;</text:span></text:p>
                <text:p><text:span text:style-name="T1">db.createCollections(name,options)</text:span></text:p>
                <text:p><text:span text:style-name="T2"/></text:p>
                <text:p><text:span text:style-name="T2">options</text:span></text:p>
              </text:list-header>
            </text:list>
          </draw:text-box>
        </draw:frame>
        <draw:frame draw:style-name="standard" draw:layer="layout" svg:width="26.115cm" svg:height="8.758cm" svg:x="1.008cm" svg:y="10.2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ype</text:p>
              </table:table-cell>
              <table:table-cell>
                <text:p text:style-name="P2">Description</text:p>
              </table:table-cell>
            </table:table-row>
            <table:table-row table:style-name="ro2" table:default-cell-style-name="gray2">
              <table:table-cell>
                <text:p>capped</text:p>
              </table:table-cell>
              <table:table-cell>
                <text:p>Boolean</text:p>
              </table:table-cell>
              <table:table-cell>
                <text:p>If true then collection is limited in size. i.e., Number of documents that could be stored in the collection is limited.<text:tab/></text:p>
              </table:table-cell>
            </table:table-row>
            <table:table-row table:style-name="ro3" table:default-cell-style-name="gray1">
              <table:table-cell>
                <text:p>autoIndexId</text:p>
              </table:table-cell>
              <table:table-cell>
                <text:p>Boolean</text:p>
              </table:table-cell>
              <table:table-cell>
                <text:p>[depreciated]</text:p>
              </table:table-cell>
            </table:table-row>
            <table:table-row table:style-name="ro3" table:default-cell-style-name="gray2">
              <table:table-cell>
                <text:p>size</text:p>
              </table:table-cell>
              <table:table-cell>
                <text:p>Number</text:p>
              </table:table-cell>
              <table:table-cell>
                <text:p>Size of Collection in Bytes</text:p>
              </table:table-cell>
            </table:table-row>
            <table:table-row table:style-name="ro4" table:default-cell-style-name="gray1">
              <table:table-cell>
                <text:p>max</text:p>
              </table:table-cell>
              <table:table-cell>
                <text:p>Number</text:p>
              </table:table-cell>
              <table:table-cell>
                <text:p>Number of MongoDB Documents that could be stored in the collec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<text:line-break/>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25.696cm" svg:height="3.082cm" svg:x="0.974cm" svg:y="5.5cm">
          <draw:image xlink:href="Pictures/10000201000004540000007AA6CDE2FFF8ABF547.png" xlink:type="simple" xlink:show="embed" xlink:actuate="onLoad">
            <text:p/>
          </draw:image>
        </draw:frame>
        <draw:frame draw:style-name="gr2" draw:text-style-name="P2" draw:layer="layout" svg:width="25.67cm" svg:height="3.017cm" svg:x="1cm" svg:y="8.89cm">
          <draw:image xlink:href="Pictures/1000020100000459000000783187F26A64C3020A.png" xlink:type="simple" xlink:show="embed" xlink:actuate="onLoad">
            <text:p/>
          </draw:image>
        </draw:frame>
        <draw:frame draw:style-name="gr2" draw:text-style-name="P2" draw:layer="layout" svg:width="25.67cm" svg:height="2.649cm" svg:x="1cm" svg:y="12.337cm">
          <draw:image xlink:href="Pictures/100002010000049F00000070340C57F86F0C78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ow a list of collection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6">
              <text:list-item>
                <text:p text:style-name="P4">list all the collections in the MongoDB</text:p>
              </text:list-item>
            </text:list>
            <text:list text:style-name="L7">
              <text:list-item>
                <text:p><text:span text:style-name="T1">show collection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3:35:17.398178315</meta:creation-date>
    <meta:editing-duration>PT22M43S</meta:editing-duration>
    <meta:editing-cycles>4</meta:editing-cycles>
    <meta:generator>LibreOffice/6.0.7.3$Linux_X86_64 LibreOffice_project/00m0$Build-3</meta:generator>
    <dc:title>Alizarin</dc:title>
    <dc:date>2019-05-13T17:29:18.946640993</dc:date>
    <meta:document-statistic meta:object-count="69"/>
  </office:meta>
</office:document-meta>
</file>